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9pt" fo:font-weight="bold" style:font-size-asian="19pt" style:font-weight-asian="bold" style:font-size-complex="19pt"/>
    </style:style>
    <style:style style:name="P5" style:family="paragraph" style:parent-style-name="Standard">
      <style:paragraph-properties fo:text-align="justify" style:justify-single-word="false"/>
    </style:style>
    <style:style style:name="P6" style:family="paragraph" style:parent-style-name="Standard">
      <style:text-properties fo:font-style="italic" style:font-style-asian="italic"/>
    </style:style>
    <style:style style:name="P7" style:family="paragraph" style:parent-style-name="Standard">
      <style:paragraph-properties fo:break-before="pag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5">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paragraph-properties fo:margin-left="0in" fo:margin-right="0in" fo:text-align="justify" style:justify-single-word="false" fo:text-indent="0in" style:auto-text-indent="false"/>
    </style:style>
    <style:style style:name="P15" style:family="paragraph" style:parent-style-name="Standard" style:list-style-name="WWNum1">
      <style:paragraph-properties fo:margin-left="1in" fo:margin-right="0in" fo:text-align="justify" style:justify-single-word="false" fo:text-indent="-0.25in" style:auto-text-indent="false"/>
    </style:style>
    <style:style style:name="P16" style:family="paragraph" style:parent-style-name="Standard" style:master-page-name="Standard">
      <style:paragraph-properties fo:text-align="center" style:justify-single-word="false" style:page-number="1"/>
      <style:text-properties fo:font-weight="bold" style:font-weight-asian="bold"/>
    </style:style>
    <style:style style:name="T1" style:family="text">
      <style:text-properties fo:font-size="19pt" fo:font-weight="bold" style:font-size-asian="19pt" style:font-weight-asian="bold" style:font-size-complex="19pt"/>
    </style:style>
    <style:style style:name="T2" style:family="text">
      <style:text-properties fo:font-weight="bold" style:font-weight-asian="bold"/>
    </style:style>
    <style:style style:name="T3" style:family="text">
      <style:text-properties fo:font-size="15pt" fo:font-weight="bold" style:font-size-asian="15pt" style:font-weight-asian="bold" style:font-size-complex="15pt"/>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3pt" fo:font-weight="bold" style:font-size-asian="13pt" style:font-weight-asian="bold" style:font-size-complex="13pt"/>
    </style:style>
    <style:style style:name="T7" style:family="text">
      <style:text-properties fo:font-size="12pt" fo:font-weight="bold" style:font-size-asian="12pt" style:font-weight-asian="bold" style:font-size-complex="12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color="#1155cc" style:text-underline-style="solid" style:text-underline-width="auto" style:text-underline-color="font-color"/>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2"/>
      <text:p text:style-name="P3"><text:span text:style-name="T1">ΠΑΝΕΠΙΣΤΗΜΙΟ ΜΑΚΕΔΟΝΙΑΣ</text:span></text:p>
      <text:p text:style-name="P3"><text:span text:style-name="T1">ΕΦΑΡΜΟΣΜΕΝΗ ΠΛΗΡΟΦΟΡΙΚΗ</text:span></text:p>
      <text:p text:style-name="P3"><text:span text:style-name="T1">Π.Μ.Σ. Ανάπτυξη Λογισμικού και Νέφος</text:span></text:p>
      <text:p text:style-name="P4"/>
      <text:p text:style-name="P3"><text:span text:style-name="T1"><text:s/></text:span></text:p>
      <text:p text:style-name="P3"><text:span text:style-name="T1">Διαχείριση και Αναλυτική Δεδομένων </text:span></text:p>
      <text:p text:style-name="P3"><text:span text:style-name="T1">στο Υπολογιστικό Νέφος</text:span></text:p>
      <text:p text:style-name="P2"/>
      <text:p text:style-name="P2"/>
      <text:p text:style-name="P2"/>
      <text:p text:style-name="P2"/>
      <text:p text:style-name="P3"><text:span text:style-name="T1">Υλοποίηση εφαρμογής με χρήση του Redis</text:span></text:p>
      <text:p text:style-name="P2"/>
      <text:p text:style-name="P3"><text:span text:style-name="T3">ΕΥΣΤΑΘΙΟΣ ΙΩΣΗΦΙΔΗΣ</text:span></text:p>
      <text:p text:style-name="P3"><text:soft-page-break/><text:span text:style-name="T3">ΑΜ: mai25017</text:span></text:p>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ΘΕΣΣΑΛΟΝΙΚΗ ΑΠΡΙΛΙΟΣ 2025</text:p>
      <text:p text:style-name="P7"><text:span text:style-name="T4">ΕΙΣΑΓΩΓΗ</text:span></text:p>
      <text:p text:style-name="P5"/>
      <text:p text:style-name="P5">Η εργασία αυτή επικεντρώνεται στην ανάπτυξη μιας εφαρμογής συντόμευσης URL με χρήση της βάσης δεδομένων Redis. Οι βασικές λειτουργίες της εφαρμογής περιλαμβάνουν την εισαγωγή long URL και μετατροπή τους σε short URL, την αναζήτηση long URL με βάση το short URL, καθώς και την παρουσίαση στατιστικών στοιχείων. Η επιλογή του Redis ως τεχνολογίας βασίστηκε στις υψηλές επιδόσεις και την ευελιξία των δομών δεδομένων που προσφέρει, καθιστώντας το ιδανικό για εφαρμογές που απαιτούν γρήγορη πρόσβαση και ενημέρωση δεδομένων.</text:p>
      <text:p text:style-name="P1"/>
      <text:p text:style-name="Standard"><text:span text:style-name="T4">ΜΕΘΟΔΟΛΟΓΙΑ</text:span></text:p>
      <text:p text:style-name="Standard"/>
      <text:p text:style-name="Standard"><text:span text:style-name="T6">1.1 ΣΤΗΣΙΜΟ ΥΠΟΔΟΜΗΣ (DOCKER REDIS)</text:span></text:p>
      <text:p text:style-name="Standard"/>
      <text:p text:style-name="P5">Για τεχνικούς λόγους, δεν χρησιμοποιήθηκε η διαθέσιμη εικονική μηχανή στο Virtual Box, και επιλέχτηκε η λύση του Docker. Αρχικά παρακάτω ακολουθούν τα βήματα εγκατάστασης και χρήσης του Docker σε σύστημα Fedora Workstation 41 (ανάλογα γίνεται και σε συστήματα Ubuntu/Debian). </text:p>
      <text:p text:style-name="Standard"/>
      <text:list xml:id="list2740464596" text:style-name="WWNum4">
        <text:list-item>
          <text:p text:style-name="P8"><text:span text:style-name="T7">Εγκατάσταση Docker σε Fedora</text:span></text:p>
        </text:list-item>
      </text:list>
      <text:p text:style-name="Standard"/>
      <text:p text:style-name="Standard">Η εγκατάσταση γίνεται με την εντολή:</text:p>
      <text:p text:style-name="Standard"/>
      <text:p text:style-name="Standard"><text:span text:style-name="T8">sudo dnf install docker-cli containerd docker-compose</text:span></text:p>
      <text:p text:style-name="P1"/>
      <text:p text:style-name="Standard">Περισσότερα στην διεύθυνση:</text:p>
      <text:p text:style-name="Standard"><text:a xlink:type="simple" xlink:href="https://docs.fedoraproject.org/en-US/quick-docs/installing-docker/" text:style-name="ListLabel_20_46" text:visited-style-name="ListLabel_20_46"><text:span text:style-name="T10">https://docs.fedoraproject.org/en-US/quick-docs/installing-docker/</text:span></text:a></text:p>
      <text:p text:style-name="Standard"/>
      <text:list xml:id="list130659948669878" text:continue-numbering="true" text:style-name="WWNum4">
        <text:list-item>
          <text:p text:style-name="P8"><text:span text:style-name="T7">Εκκίνηση και ενεργοποίηση Docker</text:span></text:p>
        </text:list-item>
      </text:list>
      <text:p text:style-name="Standard"/>
      <text:p text:style-name="Standard"><text:soft-page-break/>Συνήθως με την εγκατάσταση, ενεργοποιείται η υπηρεσία. Σε περίπτωση που δεν γίνει αυτό, δοκιμάζουμε τις παρακάτω εντολές:</text:p>
      <text:p text:style-name="Standard"/>
      <text:p text:style-name="Standard"><text:span text:style-name="T8">sudo systemctl start docker</text:span></text:p>
      <text:p text:style-name="Standard"><text:span text:style-name="T8">sudo systemctl enable docker</text:span></text:p>
      <text:p text:style-name="Standard"/>
      <text:list xml:id="list130661011783346" text:continue-numbering="true" text:style-name="WWNum4">
        <text:list-item>
          <text:p text:style-name="P8"><text:span text:style-name="T7">Προσθήκη χρήστη στην ομάδα docker (για να μην χρειάζεται sudo)</text:span></text:p>
        </text:list-item>
      </text:list>
      <text:p text:style-name="Standard"/>
      <text:p text:style-name="Standard">Ανάλογα την διανομή, μπορεί να μην χρειάζονται τα παρακάτω. Όμως για να μην χρειάζεται η χρήση του sudeo μπορείτε να βάλετε τον χρήστη στην ομάδα του docker και έτσι δεν θα χρειάζεται να εκτελείτε sudo docker …</text:p>
      <text:p text:style-name="Standard"/>
      <text:p text:style-name="Standard"><text:span text:style-name="T8">sudo usermod -aG docker $USER</text:span></text:p>
      <text:p text:style-name="Standard"/>
      <text:p text:style-name="Standard">Για να ισχύσουν οι αλλαγές, εκτελούμε την εντολή:</text:p>
      <text:p text:style-name="Standard"/>
      <text:p text:style-name="Standard"><text:span text:style-name="T8">newgrp docker</text:span></text:p>
      <text:p text:style-name="Standard"/>
      <text:p text:style-name="Standard">ή απλά κάνουμε logout/login</text:p>
      <text:p text:style-name="Standard"/>
      <text:list xml:id="list130661092357339" text:continue-numbering="true" text:style-name="WWNum4">
        <text:list-item>
          <text:p text:style-name="P8"><text:span text:style-name="T7">Λήψη της εικόνας Redis</text:span></text:p>
        </text:list-item>
      </text:list>
      <text:p text:style-name="Standard"/>
      <text:p text:style-name="Standard">Υπάρχουν δύο εναλλακτικές:</text:p>
      <text:p text:style-name="Standard"><text:a xlink:type="simple" xlink:href="https://hub.docker.com/_/redis" text:style-name="ListLabel_20_46" text:visited-style-name="ListLabel_20_46"><text:span text:style-name="T10">https://hub.docker.com/_/redis</text:span></text:a></text:p>
      <text:p text:style-name="Standard"><text:soft-page-break/><text:a xlink:type="simple" xlink:href="https://hub.docker.com/r/redis/redis-stack" text:style-name="ListLabel_20_46" text:visited-style-name="ListLabel_20_46"><text:span text:style-name="T10">https://hub.docker.com/r/redis/redis-stack</text:span></text:a></text:p>
      <text:p text:style-name="Standard"/>
      <text:p text:style-name="P5">Στην εργασία προτιμήθηκε η πρώτη διεύθυση. Για να κατεβάσουμε το image και να εκτελέσουμε το container εκτελούμε την παρακάτω εντολή:</text:p>
      <text:p text:style-name="Standard"/>
      <text:p text:style-name="Standard"><text:span text:style-name="T8">docker run --name my-redis -p 6379:6379 -d redis</text:span></text:p>
      <text:p text:style-name="Standard"/>
      <text:p text:style-name="P5">Αυτή η εντολή θα ξεκινήσει το container που ονομάζεται "my-redis" στην πόρτα 6379. Μετά την εκτέλεση της, μπορούμε να επαληθεύσουμε ότι εκτελείται με:</text:p>
      <text:p text:style-name="Standard"/>
      <text:p text:style-name="Standard"><text:span text:style-name="T8">docker ps</text:span></text:p>
      <text:p text:style-name="Standard"/>
      <text:p text:style-name="Standard">Θα πρέπει να δούμε το container "my-redis" στην λίστα με τα running containers.</text:p>
      <text:p text:style-name="Standard"/>
      <text:p text:style-name="P5">Αφού έχουμε ήδη δημιουργήσει το container με το όνομα "my-redis", δεν χρειάζεται να το ξαναδημιουργήσουμε (παραπάνω εντολή). Απλώς πρέπει να το εκκινήσουμε. Οι εντολές για εκκίνηση και τερματισμό του container είναι:</text:p>
      <text:p text:style-name="Standard"/>
      <text:p text:style-name="Standard"><text:span text:style-name="T8">docker stop my-redis</text:span></text:p>
      <text:p text:style-name="Standard"><text:span text:style-name="T8">docker start my-redis</text:span></text:p>
      <text:p text:style-name="Standard"/>
      <text:p text:style-name="Standard">Για δοκιμή, δημιουργήθηκε το script σε python:</text:p>
      <text:p text:style-name="Standard"/>
      <text:p text:style-name="Standard"><text:span text:style-name="T9">#!/usr/bin/env python3</text:span></text:p>
      <text:p text:style-name="P6"/>
      <text:p text:style-name="Standard"><text:soft-page-break/><text:span text:style-name="T9">import redis</text:span></text:p>
      <text:p text:style-name="P6"/>
      <text:p text:style-name="Standard"><text:span text:style-name="T9"># Σύνδεση με Redis</text:span></text:p>
      <text:p text:style-name="Standard"><text:span text:style-name="T9">r = redis.Redis(host='localhost', port=6379, db=0)</text:span></text:p>
      <text:p text:style-name="P6"/>
      <text:p text:style-name="Standard"><text:span text:style-name="T9"># Δοκιμαστική λειτουργία</text:span></text:p>
      <text:p text:style-name="Standard"><text:span text:style-name="T9">r.set('test_key', 'Hello Redis!')</text:span></text:p>
      <text:p text:style-name="Standard"><text:span text:style-name="T9">value = r.get('test_key')</text:span></text:p>
      <text:p text:style-name="Standard"><text:span text:style-name="T9">print(value.decode('utf-8'))</text:span></text:p>
      <text:p text:style-name="Standard"/>
      <text:p text:style-name="Standard">Αυτό βοήθησε στο έλεγχο σύνδεσης με το Redis.</text:p>
      <text:p text:style-name="Standard"/>
      <text:p text:style-name="Standard">Για να δοκιμάσουμε εάν εκτελείται η μηχανή με το Redis, μπορουμε να έχουμε το τερματικό με την εντολή:</text:p>
      <text:p text:style-name="Standard"/>
      <text:p text:style-name="Standard"><text:span text:style-name="T8">docker exec -it my-redis redis-cli</text:span></text:p>
      <text:p text:style-name="Standard"/>
      <text:p text:style-name="Standard">Για να δούμε τις εγγραφές, μπορούμε να χρησιμοποιήσουμε την εντολή (προφανώς η βάση είναι κενή):</text:p>
      <text:p text:style-name="P1"/>
      <text:p text:style-name="Standard"><text:span text:style-name="T8">KEYS *</text:span></text:p>
      <text:p text:style-name="Standard"/>
      <text:p text:style-name="Standard">Σημαντκά:</text:p>
      <text:p text:style-name="Standard"><text:soft-page-break/>Με <text:span text:style-name="T2">exit</text:span> εξερχόμαστε από το τερματικό του docker και με <text:span text:style-name="T2">flushall</text:span>, αδειάζουμε την βάση από εγγραφές (χρήσιμο για να αδειάζουμε την βάση από τα δοκιμαστικά δεδομένα).</text:p>
      <text:p text:style-name="Standard"/>
      <text:p text:style-name="Standard"><text:span text:style-name="T6">1</text:span><text:span text:style-name="T3">.</text:span><text:span text:style-name="T6">2 ΜΕΛΕΤΗ ΔΕΔΟΜΕΝΩΝ ΚΑΙ ΑΝΑΛΥΣΗ ΜΕ ΤΗΝ ΒΟΗΘΕΙΑ ΤΟΥ DEEPSEEK</text:span></text:p>
      <text:p text:style-name="Standard"/>
      <text:p text:style-name="P5">Για την μελέτη της διάλεξης αλλά και βοήθεια για την εργασία, χρησιμοποιήθηκε ο βοηθός τεχνητής νοημοσύνης Deepseek. Η βοήθεια και τα prompts που χρησιμοποιήθηκαν, αναλύονται παρακάτω.</text:p>
      <text:p text:style-name="Standard"/>
      <text:p text:style-name="Standard"><text:span text:style-name="T7">1. Δομές δεδομένων</text:span><text:line-break/></text:p>
      <text:p text:style-name="Standard">Ρωτήθηκε ποιες είναι οι δομές δεδομένων στο Redis. Το prompt που δώθηκε ήταν:</text:p>
      <text:p text:style-name="Standard"><text:line-break/><text:span text:style-name="T2">Ποιες δομές δεδομένων υποστηρίζει το Redis;</text:span></text:p>
      <text:p text:style-name="Standard"/>
      <text:p text:style-name="P5">Η περιληπτική απάντηση (ουσιαστικά ήταν η σελίδα <text:a xlink:type="simple" xlink:href="https://redis.io/docs/data-types/" text:style-name="ListLabel_20_46" text:visited-style-name="ListLabel_20_46"><text:span text:style-name="T10">https://redis.io/docs/data-types/</text:span></text:a>), βοήθησε στην κατανόηση των δομών δεδομένων που υποστηρίζει το Redis. Έχουν καταγραφεί για καλύτερη μελέτη στο μέλλον και βρίσκονται στον σύνδεσμο:</text:p>
      <text:p text:style-name="P5"><text:a xlink:type="simple" xlink:href="https://github.com/iosifidis/msc_applied_informatics/blob/main/s2/Data%20Management%20and%20Analytics%20in%20the%20Cloud/theory/5th_Redis_Data_Types.md" text:style-name="ListLabel_20_46" text:visited-style-name="ListLabel_20_46"><text:span text:style-name="T10">https://github.com/iosifidis/msc_applied_informatics/blob/main/s2/Data%20Management%20and%20Analytics%20in%20the%20Cloud/theory/5th_Redis_Data_Types.md</text:span></text:a></text:p>
      <text:p text:style-name="Standard"/>
      <text:p text:style-name="Standard"><text:span text:style-name="T7">2. <text:s/>Κόστος λειτουργιών</text:span></text:p>
      <text:p text:style-name="Standard"/>
      <text:p text:style-name="Standard">Επειδή η εργασία ζητούσε το κόστος των λειτουργιών, ρωτήθηκε μια περιληπτική παρουσίαση.Το prompt που δώθηκε ήταν:</text:p>
      <text:p text:style-name="Standard"/>
      <text:p text:style-name="Standard"><text:span text:style-name="T2">Για όλες τις δομές δεδομένων, δώσε μου το κόστος των λειτουργιών τους Big O notation</text:span></text:p>
      <text:p text:style-name="Standard"/>
      <text:p text:style-name="P5">Η απάντηση (ουσιαστικά πήρε κομμάτια από την σελίδα <text:a xlink:type="simple" xlink:href="https://redis.io/docs/data-types/" text:style-name="ListLabel_20_46" text:visited-style-name="ListLabel_20_46"><text:span text:style-name="T10">https://redis.io/docs/data-types/</text:span></text:a>) βοήθησε στην κατανόηση του κόστους που έχει η κάθε δομή δεδομένων του Redis. Επίσης η απάντηση έχει καταγραφή για καλύτερη μελέτη στο μέλλον και βρίσκεται στον σύνδεσμο:</text:p>
      <text:p text:style-name="P5"><text:a xlink:type="simple" xlink:href="https://github.com/iosifidis/msc_applied_informatics/blob/main/s2/Data%20Management%20and%20Analytics%20in%20the%20Cloud/theory/5th_lecture_Redis_Big_O_Notation.md" text:style-name="ListLabel_20_46" text:visited-style-name="ListLabel_20_46"><text:span text:style-name="T10">https://github.com/iosifidis/msc_applied_informatics/blob/main/s2/Data%20Management%20and%20Analytics%20in%20the%20Cloud/theory/5th_lecture_Redis_Big_O_Notation.md</text:span></text:a></text:p>
      <text:p text:style-name="Standard"><text:soft-page-break/></text:p>
      <text:p text:style-name="Standard"><text:span text:style-name="T7">3. Περιπτώσεις χρήσης δομών δεδομένων Redis</text:span></text:p>
      <text:p text:style-name="Standard"/>
      <text:p text:style-name="Standard">Για να γίνει αντιληπτό, ποιες δομές δεδομένων θα χρησιμοποιήσουμε για την επίλυση του ζητούμενου ερωτήματος, θεωρήθηκε σκόπιμο να ερωτηθεί το Deepseek για περιπτώσεις χρήσης της κάθε δομής δεδομένων. Η πληροφορία βρίσκεται διάσπαρτη στην τεκμηρίωση του Redis <text:a xlink:type="simple" xlink:href="https://redis.io/docs/latest/develop/data-types/" text:style-name="ListLabel_20_46" text:visited-style-name="ListLabel_20_46"><text:span text:style-name="T10">https://redis.io/docs/latest/develop/data-types/</text:span></text:a>. Το prompt που δώθηκε ήταν:</text:p>
      <text:p text:style-name="Standard"/>
      <text:p text:style-name="Standard"><text:span text:style-name="T2">Σε ποιες περιπτώσεις χρησιμοποιούνται οι δομές δεδομένων του Redis;</text:span></text:p>
      <text:p text:style-name="Standard"/>
      <text:p text:style-name="P5">Η απάντηση βοήθησε στην κατανόηση των περιπτώσεων που χρησιμοποιούμε την κάθε δομή δεδομένων. Η απάντηση έχει καταγραφή και είναι διαθέσιμη στον σύνδεσμο:</text:p>
      <text:p text:style-name="P5"><text:a xlink:type="simple" xlink:href="https://github.com/iosifidis/msc_applied_informatics/blob/main/s2/Data%20Management%20and%20Analytics%20in%20the%20Cloud/theory/5th_Redis_Data_Types_usecases.md" text:style-name="ListLabel_20_46" text:visited-style-name="ListLabel_20_46"><text:span text:style-name="T10">https://github.com/iosifidis/msc_applied_informatics/blob/main/s2/Data%20Management%20and%20Analytics%20in%20the%20Cloud/theory/5th_Redis_Data_Types_usecases.md</text:span></text:a></text:p>
      <text:p text:style-name="P5"/>
      <text:p text:style-name="Standard"><text:span text:style-name="T7">4. Ποιες δομές να χρησιμοποιήσω στην εργασία;</text:span></text:p>
      <text:p text:style-name="Standard"/>
      <text:p text:style-name="P5">Το τελευταίο prompt που χρησιμοποιήθηκε, θα επιβεβαίωνε την απόφαση των δομών δεδομένων που θα χρησιμοποιηθούν. Πιο συγκεκριμένα, από τις παραπάνω απαντήσεις, εκτιμήθηκε ότι θα χρησιμοποιηθεί string, hash, set. Το prompt που δώθηκε ήταν:</text:p>
      <text:p text:style-name="P1"/>
      <text:p text:style-name="P5"><text:span text:style-name="T2">Έχω να υλοποιήσω μια εφαρμογή και θέλω να μου πεις ποιες δομές να χρησιμοποιήσω, γιατί να τις χρησιμοποιήσω και να μου δώσεις και το κόστος λειτουργιών τους</text:span></text:p>
      <text:p text:style-name="P5"><text:span text:style-name="T2">Η εφαρμογή θα πρέπει να κάνει:</text:span></text:p>
      <text:p text:style-name="P5"><text:span text:style-name="T2">- Insertion: ο χρήστης πληκτρολογεί ένα username και ένα long URL και του επιστρέφεται από το σύστημα ένα short URL.</text:span></text:p>
      <text:p text:style-name="P5"><text:span text:style-name="T2">- Query: ο χρήστης πληκτρολογεί ένα short URL και (αν αυτό υπάρχει) το σύστημα επιστρέφει ένα long URL.</text:span></text:p>
      <text:p text:style-name="P5"><text:span text:style-name="T2">- Statistics: το σύστημα εκτυπώνει κάποια στατιστικά στοιχεία.</text:span></text:p>
      <text:p text:style-name="Standard"/>
      <text:p text:style-name="P5">η απάντηση ήταν η αναμενόμενη:</text:p>
      <text:p text:style-name="P5"><text:soft-page-break/></text:p>
      <text:p text:style-name="P13">Strings:</text:p>
      <text:p text:style-name="P13"/>
      <text:list xml:id="list4209018829" text:style-name="WWNum3">
        <text:list-item>
          <text:p text:style-name="P9">Χρησιμοποιούνται για την αποθήκευση μετρητών, όπως το total_users και total_urls.</text:p>
        </text:list-item>
        <text:list-item>
          <text:p text:style-name="P9">Χρησιμοποιούνται επίσης για την αποθήκευση του συντόμευσης του URL με βάση το μακρύ URL (long_url:{long_url}).</text:p>
        </text:list-item>
      </text:list>
      <text:p text:style-name="P13"/>
      <text:p text:style-name="P13">Hashes:</text:p>
      <text:p text:style-name="P13"/>
      <text:list xml:id="list130660324537933" text:continue-numbering="true" text:style-name="WWNum3">
        <text:list-item>
          <text:p text:style-name="P9">Χρησιμοποιούνται για την αποθήκευση πληροφοριών σχετικά με κάθε σύντομο URL, όπως το μακρύ URL, τον δημιουργό και τον αριθμό των κλικ (url:{short_code}).</text:p>
        </text:list-item>
      </text:list>
      <text:p text:style-name="P13"/>
      <text:p text:style-name="P13">Sets:</text:p>
      <text:p text:style-name="P13"/>
      <text:list xml:id="list130660692771437" text:continue-numbering="true" text:style-name="WWNum3">
        <text:list-item>
          <text:p text:style-name="P9">Χρησιμοποιούνται για την αποθήκευση των συντομευμένων URL που έχει δημιουργήσει ένας χρήστης (user:{username}:urls).</text:p>
        </text:list-item>
      </text:list>
      <text:p text:style-name="P5"/>
      <text:p text:style-name="P5">Αφού μελετήθηκαν τα ζητούμενα, αποφασίστηκε τι θα χρησιμοποιηθεί από πλευράς Redis, επόμενη απόφαση ήταν της γλώσσας προγραμματισμού. Επιλέχτηκε η Python.</text:p>
      <text:p text:style-name="P5"/>
      <text:p text:style-name="P5">Μελετήθηκαν (κατά το δυνατόν) οι:</text:p>
      <text:list xml:id="list2357943992" text:style-name="WWNum5">
        <text:list-item>
          <text:p text:style-name="P10"><text:a xlink:type="simple" xlink:href="https://redis.io/docs/latest/commands/?group=string" text:style-name="ListLabel_20_46" text:visited-style-name="ListLabel_20_46"><text:span text:style-name="T10">https://redis.io/docs/latest/commands/?group=string</text:span></text:a></text:p>
        </text:list-item>
        <text:list-item>
          <text:p text:style-name="P10"><text:a xlink:type="simple" xlink:href="https://redis.io/docs/latest/commands/?group=hash" text:style-name="ListLabel_20_46" text:visited-style-name="ListLabel_20_46"><text:span text:style-name="T10">https://redis.io/docs/latest/commands/?group=hash</text:span></text:a></text:p>
        </text:list-item>
        <text:list-item>
          <text:p text:style-name="P10"><text:a xlink:type="simple" xlink:href="https://redis.io/docs/latest/commands/?group=set" text:style-name="ListLabel_20_46" text:visited-style-name="ListLabel_20_46"><text:span text:style-name="T10">https://redis.io/docs/latest/commands/?group=set</text:span></text:a></text:p>
        </text:list-item>
      </text:list>
      <text:p text:style-name="P5"/>
      <text:p text:style-name="P5"><text:soft-page-break/>σκοπός ήταν για να γίνει η εύρεση των σωστών εντολών στην βάση αλλά και της σωστής σύνταξης για την γλώσσα προγραμματισμού Python.</text:p>
      <text:p text:style-name="P5"/>
      <text:p text:style-name="Standard">Εκκινήθηκε το docker και η βάση Redis και εκτελέστηκε σε τερματικό<text:line-break/></text:p>
      <text:p text:style-name="Standard"><text:span text:style-name="T8">docker exec -it my-redis redis-cli</text:span></text:p>
      <text:p text:style-name="P1"/>
      <text:p text:style-name="P5">Σκοπός ήταν να δοθούν οι εντολές που σημειώθηκαν και θα χρειαστούν για την υλοποίηση.</text:p>
      <text:p text:style-name="P5"/>
      <text:p text:style-name="P5">Μετά την συγκέντρωση των εντολών, έγινε μελέτη του αρχείου java που προτάθηκε, έτσι ώστε να δομηθεί ανάλογα και το αρχείο python.</text:p>
      <text:p text:style-name="P5"/>
      <text:p text:style-name="P5">Μετά από πολλές προσπάθειες, κατέληξα σε μια βασική δομή. Χρησιμοποιήθηκε το Deepseek με ερωτήματα σχετικά με το τι σημαίνουν τα σφάλματα που εμφανιζόταν.</text:p>
      <text:p text:style-name="P5"/>
      <text:p text:style-name="P5">Κάποια από αυτά ήταν:</text:p>
      <text:p text:style-name="Standard"/>
      <text:p text:style-name="Standard"><text:span text:style-name="T2">Σφάλμα:</text:span></text:p>
      <text:p text:style-name="Standard">clicks = int(self.r.hget(f"url:{short_code}", 'clicks'))</text:p>
      <text:p text:style-name="Standard">TypeError: int() argument must be a string, a bytes-like object or a number, not 'NoneType'</text:p>
      <text:p text:style-name="Standard"/>
      <text:p text:style-name="P5"><text:span text:style-name="T2">Αιτία:</text:span><text:line-break/>Το πεδίο clicks δεν υπάρχει στο hash url:&lt;short_code&gt;, πιθανόν λόγω κακής εισαγωγής ή χειροκίνητης παρέμβασης στη βάση.</text:p>
      <text:p text:style-name="Standard"/>
      <text:p text:style-name="Standard"><text:span text:style-name="T2">Σφάλμα:</text:span></text:p>
      <text:p text:style-name="Standard"><text:span text:style-name="T9">username = user_key.split(':')[1]</text:span></text:p>
      <text:p text:style-name="Standard"><text:soft-page-break/><text:span text:style-name="T9">IndexError: list index out of range</text:span></text:p>
      <text:p text:style-name="Standard"/>
      <text:p text:style-name="Standard"><text:span text:style-name="T2">Αιτία:</text:span></text:p>
      <text:p text:style-name="P5">Η scan_iter("user:*:count") μπορεί να επιστρέψει κλειδιά που δεν έχουν την αναμενόμενη μορφή user:&lt;username&gt;:count, ειδικά αν υπάρχει χειροκίνητη παρέμβαση στη βάση.</text:p>
      <text:p text:style-name="Standard"/>
      <text:p text:style-name="P5">Τέλος, ζητήθηκε από το Deepseek να κατασκευάσει τον κώδικα της διεπαφής (με τα νούμερα), κάτι αντίστοιχο του κώδικα java.</text:p>
      <text:p text:style-name="Standard"/>
      <text:p text:style-name="Standard">Για το τέλος, ρωτήθηκε το Deepseek το εξής:</text:p>
      <text:p text:style-name="Standard"/>
      <text:p text:style-name="Standard"><text:span text:style-name="T2">Έχω τον κώδικα του αρχείου. Μπορεί να γίνει κάποια βελτίωση έτσι ώστε να έχει λιγότερο κόστος λειτουργιών;</text:span></text:p>
      <text:p text:style-name="Standard"/>
      <text:p text:style-name="Standard">Απάντησε να διορθωθεί το:<text:line-break/><text:span text:style-name="T9">stats['total_urls'] = len(self.r.keys("url:*"))</text:span></text:p>
      <text:p text:style-name="Standard"/>
      <text:p text:style-name="Standard">σε έναν μετρητή που ενημερώνεται κατά την εισαγωγή νέου URL:</text:p>
      <text:p text:style-name="Standard"><text:span text:style-name="T9">self.r.incr("total_urls")</text:span></text:p>
      <text:p text:style-name="Standard"/>
      <text:p text:style-name="Standard">καθώς και πρότεινε την αλλαγή του <text:span text:style-name="T9">keys</text:span> σε <text:span text:style-name="T9">scan_iter</text:span>.</text:p>
      <text:p text:style-name="Standard"/>
      <text:p text:style-name="P5">Σύμφωνα με το Deepseek, αυτό μειώνει το κόστος από O(n) (γραμμικό, ανάλογα με τα κλειδιά) σε O(1) (σταθερό).</text:p>
      <text:p text:style-name="P14"/>
      <text:p text:style-name="P13">Βασικές Βελτιστοποιήσεις:</text:p>
      <text:list xml:id="list2929897217" text:style-name="WWNum1">
        <text:list-item>
          <text:p text:style-name="P11"><text:soft-page-break/>Μετρητές (total_users, total_urls)</text:p>
          <text:list>
            <text:list-item>
              <text:p text:style-name="P15">Αντικαθιστούν τις keys με O(1) ερωτήματα.</text:p>
            </text:list-item>
            <text:list-item>
              <text:p text:style-name="P15">Ενημερώνονται αυτόματα κατά την εισαγωγή νέων δεδομένων.</text:p>
            </text:list-item>
          </text:list>
        </text:list-item>
        <text:list-item>
          <text:p text:style-name="P11">Ασφαλής αναζήτηση με scan_iter</text:p>
          <text:list>
            <text:list-item>
              <text:p text:style-name="P15">Χρησιμοποιείται για την ανάκτηση χρηστών, χωρίς να μπλοκάρει το Redis.</text:p>
            </text:list-item>
          </text:list>
        </text:list-item>
        <text:list-item>
          <text:p text:style-name="P11">Αποδοτική διαχείριση clicks</text:p>
          <text:list>
            <text:list-item>
              <text:p text:style-name="P15">Τα clicks μετρώνται με hincrby (atomic και γρήγορο).</text:p>
            </text:list-item>
          </text:list>
        </text:list-item>
        <text:list-item>
          <text:p text:style-name="P11">Ευανάγνωστος κώδικας</text:p>
          <text:list>
            <text:list-item>
              <text:p text:style-name="P15">Σχόλια και ονόματα μεταβλητών στα Ελληνικά για καλύτερη κατανόηση.</text:p>
            </text:list-item>
          </text:list>
        </text:list-item>
      </text:list>
      <text:p text:style-name="P5"/>
      <text:p text:style-name="P5">Τι Αλλάξαμε Συγκεκριμένα:</text:p>
      <text:list xml:id="list4071906607" text:style-name="WWNum2">
        <text:list-item>
          <text:p text:style-name="P12">Προστέθηκε init_counters() για αρχική ρύθμιση.</text:p>
        </text:list-item>
        <text:list-item>
          <text:p text:style-name="P12">Αντικαταστάθηκαν όλες οι keys με scan_iter ή μετρητές.</text:p>
        </text:list-item>
        <text:list-item>
          <text:p text:style-name="P12">Βελτιώθηκε η απόδοση των get_stats() (από O(n) σε O(1) για τα κύρια στατιστικά)</text:p>
        </text:list-item>
      </text:list>
      <text:p text:style-name="Standard"/>
      <text:p text:style-name="Standard">Οπότε κατέληξα στον τελικό κώδικα.</text:p>
      <text:p text:style-name="Standard"/>
      <text:p text:style-name="Standard"><text:span text:style-name="T4">ΕΥΡΗΜΑΤΑ</text:span></text:p>
      <text:p text:style-name="Standard"/>
      <text:p text:style-name="P5">Στον παρόντα κώδικα υλοποίησης υπηρεσίας συντόμευσης URL με χρήση Redis, η επιλογή των δομών δεδομένων έγινε με γνώμονα την αποδοτικότητα σε χρόνους προσπέλασης και ενημέρωσης, όπως τεκμηριώνεται και από τη Big O σημειογραφία του Redis. Συγκεκριμένα, για την αποθήκευση των πληροφοριών κάθε συντόμευσης (όπως το αρχικό URL, τον δημιουργό και τα clicks), επιλέχτηκε η δομή Hash (HSET, HGETALL, HINCRBY). Η χρήση Hash είναι ιδιαίτερα αποδοτική (O(1) για πρόσβαση και ενημέρωση), επιτρέποντας την αποδοτική αναζήτηση και καταμέτρηση των clicks για κάθε short code χωρίς την ανάγκη πλήρους αναζήτησης σε όλες τις εγγραφές.</text:p>
      <text:p text:style-name="P5"/>
      <text:p text:style-name="P5"><text:soft-page-break/>Για την αντιστοίχιση μεταξύ του αρχικού URL και του short code χρησιμοποιείται η String (μέσω SET και GET), η οποία επίσης προσφέρει χρόνο πρόσβασης O(1), καθιστώντας την ιδανική για ελέγχους ύπαρξης (π.χ. αν έχει ήδη καταχωρηθεί το URL). Αντίστοιχα, τα counters των URLs και των χρηστών υλοποιούνται επίσης με Strings που αυξάνονται με INCR, εξασφαλίζοντας σταθερό χρόνο λειτουργίας (O(1)).</text:p>
      <text:p text:style-name="P5"/>
      <text:p text:style-name="P5">Η χρήση της δομής Set για την παρακολούθηση όλων των short codes που έχει δημιουργήσει κάθε χρήστη (SADD, SMEMBERS) είναι κρίσιμη για την αποδοτική συλλογή των URLs ανά χρήστη, καθώς οι περισσότερες σχετικές εντολές έχουν χρόνο O(1) ή O(N), όπου N είναι ο αριθμός στοιχείων στο set. Αυτό επιτρέπει την ταχεία ανάκτηση των short codes και την εξαγωγή στατιστικών ανά χρήστη, διατηρώντας χαμηλό τον υπολογιστικό φόρτο.</text:p>
      <text:p text:style-name="P5"/>
      <text:p text:style-name="P5">Τέλος, η χρήση του SCAN_ITER για την εύρεση όλων των χρηστών κατά την εξαγωγή στατιστικών, αποτελεί επιλογή φιλική προς την απόδοση, αφού επιτρέπει την προοδευτική σάρωση των κλειδιών χωρίς να μπλοκάρει τον Redis server, σε αντίθεση με εντολές όπως KEYS που έχουν χρόνο O(N) και δεν είναι κατάλληλες για παραγωγικά περιβάλλοντα. Συνολικά, η επιλογή των δομών βασίζεται στην ανάγκη για σταθερό και χαμηλό κόστος λειτουργιών, ακόμα και σε κλίμακα, γεγονός που καθιστά το σύστημα επεκτάσιμο και αποδοτικό.</text:p>
      <text:p text:style-name="P5"/>
      <text:p text:style-name="P5"><text:span text:style-name="T4">Αποτελέσματα</text:span></text:p>
      <text:p text:style-name="P5"/>
      <text:p text:style-name="P5">Η εφαρμογή λειτουργεί με επιτυχία και πληροί όλες τις απαιτήσεις:</text:p>
      <text:p text:style-name="P5"/>
      <text:p text:style-name="P5">Εισαγωγή URL: Ο χρήστης εισάγει ένα long URL και λαμβάνει ένα αντίστοιχο short URL. Αν το URL υπάρχει ήδη, επιστρέφεται το υπάρχον short URL.</text:p>
      <text:p text:style-name="P5"/>
      <text:p text:style-name="P5">Αναζήτηση URL: Ο χρήστης εισάγει ένα short URL και το σύστημα επιστρέφει το αντίστοιχο long URL, ενώ αυξάνει τον μετρητή clicks.</text:p>
      <text:p text:style-name="P5"/>
      <text:p text:style-name="P5">Στατιστικά: Το σύστημα παρουσιάζει στατιστικά όπως το πλήθος εισαγωγών ανά χρήστη και τον μέσο όρο των κλικ.</text:p>
      <text:p text:style-name="P5"/>
      <text:p text:style-name="P5">Οι επιλογές των δομών δεδομένων (Strings, Hashes, Sets) επικυρώθηκαν ως αποδοτικές, με χρόνους πρόσβασης O(1) για τις περισσότερες λειτουργίες. Η χρήση του scan_iter αντί του keys βελτίωσε την απόδοση, ιδιαίτερα σε μεγάλες βάσεις δεδομένων.</text:p>
      <text:p text:style-name="P5"/>
      <text:p text:style-name="P5"><text:span text:style-name="T4">Συμπεράσματα</text:span></text:p>
      <text:p text:style-name="P5"/>
      <text:p text:style-name="P5">Η εργασία αυτή καταδεικνύει την αποτελεσματικότητα του Redis στην ανάπτυξη εφαρμογών που απαιτούν γρήγορη πρόσβαση και ενημέρωση δεδομένων. Οι επιλογές των δομών δεδομένων και οι βελτιστοποιήσεις που πραγματοποιήθηκαν (όπως η χρήση μετρητών και του scan_iter) έδειξαν σημαντική βελτίωση στην απόδοση.</text:p>
      <text:p text:style-name="P5"><text:soft-page-break/></text:p>
      <text:p text:style-name="P5">Παρά τις δυσκολίες αντιμετώπισης σφαλμάτων, η εφαρμογή λειτουργεί αξιόπιστα και μπορεί να επεκταθεί για να υποστηρίξει περισσότερες λειτουργίες ή μεγαλύτερο φόρτο εργασί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 meta:paragraph-count="148" meta:word-count="1772" meta:character-count="12695" meta:non-whitespace-character-count="11087"/>
    <meta:generator>LibreOfficeDev/6.0.5.2$Linux_X86_64 LibreOffice_project/</meta:generator>
  </office:meta>
</office:document-meta>
</file>